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A000001FCB54DBCEC.png" manifest:media-type="image/png"/>
  <manifest:file-entry manifest:full-path="Pictures/100000000000039300000209C2D2A9F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dc2300" fo:font-size="16pt" style:font-size-asian="16pt" style:font-size-complex="16pt"/>
    </style:style>
    <style:style style:name="T1" style:family="text">
      <style:text-properties fo:color="#dc23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draw:style-name="gr2" draw:text-style-name="P1" draw:layer="layout" svg:width="22.539cm" svg:height="12.389cm" svg:x="3.261cm" svg:y="6.611cm">
          <draw:image xlink:href="Pictures/100000000000039300000209C2D2A9FB.png" xlink:type="simple" xlink:show="embed" xlink:actuate="onLoad">
            <text:p/>
          </draw:image>
        </draw:frame>
        <draw:frame draw:style-name="gr3" draw:text-style-name="P3" draw:layer="layout" svg:width="3.854cm" svg:height="0.958cm" svg:x="19.2cm" svg:y="7cm">
          <draw:text-box>
            <text:p text:style-name="P2"><text:span text:style-name="T1">MAX: </text:span><text:span text:style-name="T1">取大的</text:span></text:p>
          </draw:text-box>
        </draw:frame>
        <draw:frame draw:style-name="gr3" draw:text-style-name="P3" draw:layer="layout" svg:width="3.663cm" svg:height="0.958cm" svg:x="13.2cm" svg:y="9.6cm">
          <draw:text-box>
            <text:p text:style-name="P2"><text:span text:style-name="T1">MIN: </text:span><text:span text:style-name="T1">取小的</text:span></text:p>
          </draw:text-box>
        </draw:frame>
        <draw:frame draw:style-name="gr3" draw:text-style-name="P3" draw:layer="layout" svg:width="3.854cm" svg:height="0.958cm" svg:x="4.337cm" svg:y="12.042cm">
          <draw:text-box>
            <text:p text:style-name="P2"><text:span text:style-name="T1">MAX: </text:span><text:span text:style-name="T1">取大的</text:span></text:p>
          </draw:text-box>
        </draw:frame>
        <draw:frame draw:style-name="gr3" draw:text-style-name="P3" draw:layer="layout" svg:width="3.663cm" svg:height="0.958cm" svg:x="2.146cm" svg:y="16.042cm">
          <draw:text-box>
            <text:p text:style-name="P2"><text:span text:style-name="T1">MIN: </text:span><text:span text:style-name="T1">取小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3cm" svg:height="11.96cm" svg:x="2.2cm" svg:y="5.84cm">
          <draw:image xlink:href="Pictures/10000000000003EA000001FCB54DB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6T14:29:09.71</meta:creation-date>
    <dc:date>2014-04-16T14:51:02.66</dc:date>
    <meta:editing-duration>PT20M45S</meta:editing-duration>
    <meta:editing-cycles>2</meta:editing-cycles>
    <meta:generator>LibreOffice/3.5$Windows_x86 LibreOffice_project/7122e39-92ed229-498d286-15e43b4-d70da21</meta:generator>
    <meta:document-statistic meta:object-count="36"/>
  </office:meta>
</office:document-meta>
</file>